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DC0000046513CC8A6F9545FB4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ec9ba4" svg:stroke-opacity="15%" draw:fill-color="#ffa6a6" draw:opacity="100%" draw:opacity-name="Transparency_20_1" draw:textarea-horizontal-align="justify" draw:textarea-vertical-align="middle" draw:auto-grow-height="false" fo:min-height="3.791cm" fo:min-width="4.216cm"/>
    </style:style>
    <style:style style:name="gr3" style:family="graphic" style:parent-style-name="standard">
      <style:graphic-properties svg:stroke-color="#ec9ba4" svg:stroke-opacity="15%" draw:fill-color="#ffff6d" draw:opacity="100%" draw:opacity-name="Transparency_20_1" draw:textarea-horizontal-align="justify" draw:textarea-vertical-align="middle" draw:auto-grow-height="false" fo:min-height="3.567cm" fo:min-width="4.215cm"/>
    </style:style>
    <style:style style:name="gr4" style:family="graphic" style:parent-style-name="standard">
      <style:graphic-properties svg:stroke-color="#ec9ba4" svg:stroke-opacity="15%" draw:fill-color="#77bc65" draw:opacity="100%" draw:opacity-name="Transparency_20_1" draw:textarea-horizontal-align="justify" draw:textarea-vertical-align="middle" draw:auto-grow-height="false" fo:min-height="2.444cm" fo:min-width="2.64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65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a6a6" draw:opacity="100%" draw:opacity-name="Transparency_20_1"/>
      <style:paragraph-properties fo:text-align="center"/>
    </style:style>
    <style:style style:name="P3" style:family="paragraph">
      <loext:graphic-properties draw:fill-color="#ffff6d" draw:opacity="100%" draw:opacity-name="Transparency_20_1"/>
      <style:paragraph-properties fo:text-align="center"/>
    </style:style>
    <style:style style:name="P4" style:family="paragraph">
      <loext:graphic-properties draw:fill-color="#77bc65" draw:opacity="100%" draw:opacity-name="Transparency_20_1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4.691cm" svg:x="1cm" svg:y="6.624cm">
          <draw:image xlink:href="Pictures/10000000000005DC0000046513CC8A6F9545FB4D.jpg" xlink:type="simple" xlink:show="embed" xlink:actuate="onLoad" draw:mime-type="image/jpeg">
            <text:p/>
          </draw:image>
        </draw:frame>
        <draw:custom-shape draw:style-name="gr2" draw:text-style-name="P2" draw:layer="layout" svg:width="6.668cm" svg:height="5.715cm" svg:x="5.762cm" svg:y="14.3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6.667cm" svg:height="5.397cm" svg:x="3.54cm" svg:y="8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4.445cm" svg:height="3.81cm" svg:x="12.112cm" svg:y="13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4.155cm" svg:height="0.962cm" svg:x="5.127cm" svg:y="7.35cm">
          <draw:text-box>
            <text:p>Economic Transactions Are Regionally Localized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5-11T18:52:39.446630419</dc:date>
    <meta:editing-duration>PT6M50S</meta:editing-duration>
    <meta:editing-cycles>4</meta:editing-cycles>
    <meta:generator>LibreOffice/7.3.7.2$Linux_X86_64 LibreOffice_project/30$Build-2</meta:generator>
    <meta:document-statistic meta:object-count="5"/>
  </office:meta>
</office:document-meta>
</file>